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RefreshableTargetSource.fresh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RefreshableTargetSource.BeanFactoryRefreshableTargetSource( BeanFactory beanFactory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RefreshableTargetSource.obtainFreshBean( BeanFactory beanFactory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